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0e38" officeooo:paragraph-rsid="00160e38"/>
    </style:style>
    <style:style style:name="P2" style:family="paragraph" style:parent-style-name="Standard">
      <style:text-properties officeooo:rsid="001804da" officeooo:paragraph-rsid="001804da"/>
    </style:style>
    <style:style style:name="P3" style:family="paragraph" style:parent-style-name="Text_20_body" style:list-style-name="L1"/>
    <style:style style:name="P4" style:family="paragraph" style:parent-style-name="Text_20_body" style:list-style-name="L1">
      <style:paragraph-properties fo:margin-top="0in" fo:margin-bottom="0in" loext:contextual-spacing="false"/>
    </style:style>
    <style:style style:name="P5" style:family="paragraph" style:parent-style-name="Heading_20_3">
      <style:text-properties officeooo:rsid="001804da" officeooo:paragraph-rsid="001804da"/>
    </style:style>
    <style:style style:name="T1" style:family="text">
      <style:text-properties officeooo:rsid="0014db0a"/>
    </style:style>
    <style:style style:name="T2" style:family="text">
      <style:text-properties officeooo:rsid="001804da"/>
    </style:style>
    <style:style style:name="T3" style:family="text">
      <style:text-properties officeooo:rsid="0019ccac"/>
    </style:style>
    <style:style style:name="T4"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Advanced Lane Finding Project</text:span></text:p>
      <text:p text:style-name="Text_20_body">The goals / steps of this project are the following:</text:p>
      <text:list xml:id="list8818216459496934626" text:style-name="L1">
        <text:list-item>
          <text:p text:style-name="P4">Compute the camera calibration matrix and distortion coefficients given a set of chessboard images. </text:p>
        </text:list-item>
        <text:list-item>
          <text:p text:style-name="P4">Apply a distortion correction to raw images. </text:p>
        </text:list-item>
        <text:list-item>
          <text:p text:style-name="P4">Use color transforms, gradients, etc., to create a thresholded binary image. </text:p>
        </text:list-item>
        <text:list-item>
          <text:p text:style-name="P4">Apply a perspective transform to rectify binary image ("birds-eye view"). </text:p>
        </text:list-item>
        <text:list-item>
          <text:p text:style-name="P4">Detect lane pixels and fit to find the lane boundary. </text:p>
        </text:list-item>
        <text:list-item>
          <text:p text:style-name="P4">Determine the curvature of the lane and vehicle position with respect to center. </text:p>
        </text:list-item>
        <text:list-item>
          <text:p text:style-name="P4">Warp the detected lane boundaries back onto the original image. </text:p>
        </text:list-item>
        <text:list-item>
          <text:p text:style-name="P3">Output visual display of the lane boundaries and numerical estimation of lane curvature and vehicle position. </text:p>
        </text:list-item>
      </text:list>
      <text:h text:style-name="Heading_20_2" text:outline-level="2"><text:bookmark text:name="user-content-rubric-points"/><text:a xlink:type="simple" xlink:href="https://review.udacity.com/#%21/rubrics/571/view" text:style-name="Internet_20_link" text:visited-style-name="Visited_20_Internet_20_Link">Rubric</text:a> Points</text:h>
      <text:h text:style-name="Heading_20_3" text:outline-level="3"><text:bookmark text:name="user-content-here-i-will-consider-the-rubric-points-individually-and-describe-how-i-addressed-each-point-in-my-implementation"/>Here I will consider the rubric points individually and describe how I addressed each point in my implementation.</text:h>
      <text:p text:style-name="Horizontal_20_Line"/>
      <text:h text:style-name="Heading_20_3" text:outline-level="3"><text:bookmark text:name="user-content-writeup--readme"/>Writeup / README</text:h>
      <text:h text:style-name="Heading_20_4" text:outline-level="4"><text:bookmark text:name="user-content-1-provide-a-writeup--readme-that-includes-all-the-rubric-points-and-how-you-addressed-each-one--you-can-submit-your-writeup-as-markdown-or-pdf--here-is-a-template-writeup-for-this-project-you-can-use-as-a-guide-and-a-starting-point"/>1. Provide a Writeup / README that includes all the rubric points and how you addressed each one. You can submit your writeup as <text:span text:style-name="T1">[</text:span>...<text:span text:style-name="T1">]</text:span> pdf.</text:h>
      <text:p text:style-name="Text_20_body">You're reading it. <text:span text:style-name="T1">(I hope!)</text:span></text:p>
      <text:h text:style-name="Heading_20_3" text:outline-level="3"><text:bookmark text:name="user-content-camera-calibration"/>Camera Calibration</text:h>
      <text:h text:style-name="Heading_20_4" text:outline-level="4"><text:bookmark text:name="user-content-1-briefly-state-how-you-computed-the-camera-matrix-and-distortion-coefficients-provide-an-example-of-a-distortion-corrected-calibration-image"/>1. Briefly state how you computed the camera matrix and distortion coefficients. Provide an example of a distortion corrected calibration image.</text:h>
      <text:p text:style-name="P1">To complete this step, I first developed a Python script named camcal.py, which I have included in my submission. It contains mainly code that was copied directly from the course material (including some that was copied by freezing frames in the video lectures, and transcribing from those frames). I added some code to facilitate viewing any calibration images which the cv2.findChessboardCorners() method failed to process successfully, so I could try to see what might cause such a failure. Apparently images #1, <text:span text:style-name="T2">#4 &amp; #5 all cause failure; in two of them, not all of the 9x6 interior corners are visible, and in the other, one of the corners is very close to the edge of the image (and part of the chessboard is cut off).</text:span></text:p>
      <text:p text:style-name="P1"/>
      <text:p text:style-name="P2">I used the camcal.py script to create an image “undist.jpg” from the <text:span text:style-name="T3">provided </text:span>input image “calibration1.jpg”; I have included the <text:span text:style-name="T4">undist.jpg</text:span> file with my project submiss<text:span text:style-name="T3">i</text:span>on. I then incorporated the relevant code from camcal.py into an in<text:span text:style-name="T3">i</text:span>tialization step in my pipeline. <text:span text:style-name="T3">I noticed that my results look very similar to those in the sample writeup.</text:span></text:p>
      <text:h text:style-name="P5" text:outline-level="3"><text:soft-page-break/>Pipeline (single images)</text:h>
      <text:h text:style-name="Heading_20_4" text:outline-level="4"><text:bookmark text:name="user-content-1-provide-an-example-of-a-distortion-corrected-image"/>1. Provide an example of a distortion-corrected image.</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39:41.728050943</meta:creation-date>
    <dc:date>2017-06-25T14:07:30.132916679</dc:date>
    <meta:editing-duration>PT16M47S</meta:editing-duration>
    <meta:editing-cycles>3</meta:editing-cycles>
    <meta:generator>LibreOffice/5.1.6.2$Linux_X86_64 LibreOffice_project/10m0$Build-2</meta:generator>
    <meta:print-date>2017-06-25T13:45:26.688409175</meta:print-date>
    <meta:document-statistic meta:table-count="0" meta:image-count="0" meta:object-count="0" meta:page-count="2" meta:paragraph-count="21" meta:word-count="381" meta:character-count="2313" meta:non-whitespace-character-count="1953"/>
  </office:meta>
</office:document-meta>
</file>